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7484in" svg:y="0in">
            <draw:object draw:notify-on-update-of-ranges="Sheet1.A1:Sheet1.A181 Sheet1.B1:Sheet1.B181 Sheet1.A1:Sheet1.A181 Sheet1.C1:Sheet1.C181 Sheet1.A1:Sheet1.A181 Sheet1.D1:Sheet1.D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0831in" svg:y="5.1539in">
            <draw:object draw:notify-on-update-of-ranges="Sheet1.A1:Sheet1.A181 Sheet1.E1:Sheet1.E181 Sheet1.A1:Sheet1.A181 Sheet1.F1:Sheet1.F181 Sheet1.A1:Sheet1.A181 Sheet1.G1:Sheet1.G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9283in" svg:y="0.7094in">
            <draw:object draw:notify-on-update-of-ranges="Sheet1.A1:Sheet1.A181 Sheet1.H1:Sheet1.H181 Sheet1.A1:Sheet1.A181 Sheet1.I1:Sheet1.I181 Sheet1.A1:Sheet1.A181 Sheet1.J1:Sheet1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8169in" svg:y="4.1409in">
            <draw:object draw:notify-on-update-of-ranges="Sheet1.A1:Sheet1.A181 Sheet1.H1:Sheet1.H1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8953in" svg:y="7.5953in">
            <draw:object draw:notify-on-update-of-ranges="Sheet1.A1:Sheet1.A181 Sheet1.I1:Sheet1.I1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8563in" svg:y="11.1248in">
            <draw:object draw:notify-on-update-of-ranges="Sheet1.A1:Sheet1.A181 Sheet1.J1:Sheet1.J1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2.88" calcext:value-type="float">
            <text:p>-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 tool</text:p>
          </table:table-cell>
          <table:table-cell table:number-columns-repeated="6"/>
          <table:table-cell office:value-type="string" calcext:value-type="string">
            <text:p>RZ tool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office:value-type="float" office:value="-2.52" calcext:value-type="float">
            <text:p>-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-4.44089E-016" calcext:value-type="float">
            <text:p>-4.4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33227E-015" calcext:value-type="float">
            <text:p>1.33E-15</text:p>
          </table:table-cell>
          <table:table-cell table:style-name="ce1" office:value-type="float" office:value="3.55271E-015" calcext:value-type="float">
            <text:p>3.55E-15</text:p>
          </table:table-cell>
          <table:table-cell office:value-type="float" office:value="9.42478" calcext:value-type="float">
            <text:p>9.42478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8.4823" calcext:value-type="float">
            <text:p>8.4823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7.53982" calcext:value-type="float">
            <text:p>7.53982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6.59734" calcext:value-type="float">
            <text:p>6.59734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5.65487" calcext:value-type="float">
            <text:p>5.65487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4.71239" calcext:value-type="float">
            <text:p>4.71239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  <table:table-cell office:value-type="float" office:value="3.76991" calcext:value-type="float">
            <text:p>3.76991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2.82743" calcext:value-type="float">
            <text:p>2.82743</text:p>
          </table:table-cell>
          <table:table-cell table:number-columns-repeated="10"/>
          <table:table-cell office:value-type="string" calcext:value-type="string">
            <text:p>z tool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1.88496" calcext:value-type="float">
            <text:p>1.88496</text:p>
          </table:table-cell>
          <table:table-cell table:number-columns-repeated="11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0.942478" calcext:value-type="float">
            <text:p>0.942478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-0.942478" calcext:value-type="float">
            <text:p>-0.942478</text:p>
          </table:table-cell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-1.88496" calcext:value-type="float">
            <text:p>-1.88496</text:p>
          </table:table-cell>
          <table:table-cell table:number-columns-repeated="11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-2.82743" calcext:value-type="float">
            <text:p>-2.82743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  <table:table-cell office:value-type="float" office:value="-3.76991" calcext:value-type="float">
            <text:p>-3.76991</text:p>
          </table:table-cell>
          <table:table-cell table:number-columns-repeated="11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-4.71239" calcext:value-type="float">
            <text:p>-4.71239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-5.65487" calcext:value-type="float">
            <text:p>-5.65487</text:p>
          </table:table-cell>
          <table:table-cell table:number-columns-repeated="11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-6.59734" calcext:value-type="float">
            <text:p>-6.59734</text:p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-7.53982" calcext:value-type="float">
            <text:p>-7.53982</text:p>
          </table:table-cell>
          <table:table-cell table:number-columns-repeated="11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-8.4823" calcext:value-type="float">
            <text:p>-8.482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2.42" calcext:value-type="float">
            <text:p>2.42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-1.194" calcext:value-type="float">
            <text:p>-1.194</text:p>
          </table:table-cell>
          <table:table-cell office:value-type="float" office:value="1.56473" calcext:value-type="float">
            <text:p>1.56473</text:p>
          </table:table-cell>
          <table:table-cell office:value-type="float" office:value="-0.227336" calcext:value-type="float">
            <text:p>-0.227336</text:p>
          </table:table-cell>
          <table:table-cell office:value-type="float" office:value="-3.64523" calcext:value-type="float">
            <text:p>-3.64523</text:p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2.105" calcext:value-type="float">
            <text:p>2.10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906" calcext:value-type="float">
            <text:p>-0.906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2.08131" calcext:value-type="float">
            <text:p>-2.08131</text:p>
          </table:table-cell>
          <table:table-cell table:number-columns-repeated="11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1.805" calcext:value-type="float">
            <text:p>1.805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-0.636" calcext:value-type="float">
            <text:p>-0.636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-0.439983" calcext:value-type="float">
            <text:p>-0.439983</text:p>
          </table:table-cell>
          <table:table-cell office:value-type="float" office:value="-0.788343" calcext:value-type="float">
            <text:p>-0.788343</text:p>
          </table:table-cell>
          <table:table-cell table:number-columns-repeated="1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1.52" calcext:value-type="float">
            <text:p>1.52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-0.452389" calcext:value-type="float">
            <text:p>-0.452389</text:p>
          </table:table-cell>
          <table:table-cell office:value-type="float" office:value="0.251327" calcext:value-type="float">
            <text:p>0.251327</text:p>
          </table:table-cell>
          <table:table-cell table:number-columns-repeated="11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1.25" calcext:value-type="float">
            <text:p>1.25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48451" calcext:value-type="float">
            <text:p>1.48451</text:p>
          </table:table-cell>
          <table:table-cell office:value-type="float" office:value="-0.418777" calcext:value-type="float">
            <text:p>-0.418777</text:p>
          </table:table-cell>
          <table:table-cell office:value-type="float" office:value="1.05538" calcext:value-type="float">
            <text:p>1.05538</text:p>
          </table:table-cell>
          <table:table-cell table:number-columns-repeated="1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0.066" calcext:value-type="float">
            <text:p>0.066</text:p>
          </table:table-cell>
          <table:table-cell office:value-type="float" office:value="1.46516" calcext:value-type="float">
            <text:p>1.46516</text:p>
          </table:table-cell>
          <table:table-cell office:value-type="float" office:value="-0.350484" calcext:value-type="float">
            <text:p>-0.350484</text:p>
          </table:table-cell>
          <table:table-cell office:value-type="float" office:value="1.64148" calcext:value-type="float">
            <text:p>1.64148</text:p>
          </table:table-cell>
          <table:table-cell table:number-columns-repeated="11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0.264" calcext:value-type="float">
            <text:p>0.264</text:p>
          </table:table-cell>
          <table:table-cell office:value-type="float" office:value="1.44986" calcext:value-type="float">
            <text:p>1.44986</text:p>
          </table:table-cell>
          <table:table-cell office:value-type="float" office:value="-0.257966" calcext:value-type="float">
            <text:p>-0.257966</text:p>
          </table:table-cell>
          <table:table-cell office:value-type="float" office:value="2.02731" calcext:value-type="float">
            <text:p>2.02731</text:p>
          </table:table-cell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0.53" calcext:value-type="float">
            <text:p>0.53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444" calcext:value-type="float">
            <text:p>0.444</text:p>
          </table:table-cell>
          <table:table-cell office:value-type="float" office:value="1.4396" calcext:value-type="float">
            <text:p>1.4396</text:p>
          </table:table-cell>
          <table:table-cell office:value-type="float" office:value="-0.150796" calcext:value-type="float">
            <text:p>-0.150796</text:p>
          </table:table-cell>
          <table:table-cell office:value-type="float" office:value="2.23053" calcext:value-type="float">
            <text:p>2.23053</text:p>
          </table:table-cell>
          <table:table-cell table:number-columns-repeated="11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0.32" calcext:value-type="float">
            <text:p>0.32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0.606" calcext:value-type="float">
            <text:p>0.606</text:p>
          </table:table-cell>
          <table:table-cell office:value-type="float" office:value="1.43488" calcext:value-type="float">
            <text:p>1.43488</text:p>
          </table:table-cell>
          <table:table-cell office:value-type="float" office:value="-0.0376623" calcext:value-type="float">
            <text:p>-0.0376623</text:p>
          </table:table-cell>
          <table:table-cell office:value-type="float" office:value="2.26882" calcext:value-type="float">
            <text:p>2.26882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3581" calcext:value-type="float">
            <text:p>1.43581</text:p>
          </table:table-cell>
          <table:table-cell office:value-type="float" office:value="0.0736311" calcext:value-type="float">
            <text:p>0.0736311</text:p>
          </table:table-cell>
          <table:table-cell office:value-type="float" office:value="2.15985" calcext:value-type="float">
            <text:p>2.15985</text:p>
          </table:table-cell>
          <table:table-cell table:number-columns-repeated="11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876" calcext:value-type="float">
            <text:p>0.876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1.92128" calcext:value-type="float">
            <text:p>1.92128</text:p>
          </table:table-cell>
          <table:table-cell table:number-columns-repeated="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-0.22" calcext:value-type="float">
            <text:p>-0.22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318" calcext:value-type="float">
            <text:p>1.45318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1.5708" calcext:value-type="float">
            <text:p>1.5708</text:p>
          </table:table-cell>
          <table:table-cell table:number-columns-repeated="11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-0.37" calcext:value-type="float">
            <text:p>-0.3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074" calcext:value-type="float">
            <text:p>1.074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1.12606" calcext:value-type="float">
            <text:p>1.12606</text:p>
          </table:table-cell>
          <table:table-cell table:number-columns-repeated="1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146" calcext:value-type="float">
            <text:p>1.146</text:p>
          </table:table-cell>
          <table:table-cell office:value-type="float" office:value="1.48594" calcext:value-type="float">
            <text:p>1.48594</text:p>
          </table:table-cell>
          <table:table-cell office:value-type="float" office:value="0.375224" calcext:value-type="float">
            <text:p>0.375224</text:p>
          </table:table-cell>
          <table:table-cell office:value-type="float" office:value="0.604757" calcext:value-type="float">
            <text:p>0.604757</text:p>
          </table:table-cell>
          <table:table-cell table:number-columns-repeated="11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0.391165" calcext:value-type="float">
            <text:p>0.391165</text:p>
          </table:table-cell>
          <table:table-cell office:value-type="float" office:value="0.0245437" calcext:value-type="float">
            <text:p>0.0245437</text:p>
          </table:table-cell>
          <table:table-cell table:number-columns-repeated="11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-0.73" calcext:value-type="float">
            <text:p>-0.73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236" calcext:value-type="float">
            <text:p>1.236</text:p>
          </table:table-cell>
          <table:table-cell office:value-type="float" office:value="1.52455" calcext:value-type="float">
            <text:p>1.52455</text:p>
          </table:table-cell>
          <table:table-cell office:value-type="float" office:value="0.376991" calcext:value-type="float">
            <text:p>0.376991</text:p>
          </table:table-cell>
          <table:table-cell office:value-type="float" office:value="-0.596903" calcext:value-type="float">
            <text:p>-0.596903</text:p>
          </table:table-cell>
          <table:table-cell table:number-columns-repeated="11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-0.82" calcext:value-type="float">
            <text:p>-0.82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-1.24191" calcext:value-type="float">
            <text:p>-1.24191</text:p>
          </table:table-cell>
          <table:table-cell table:number-columns-repeated="11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-0.895" calcext:value-type="float">
            <text:p>-0.89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254" calcext:value-type="float">
            <text:p>1.254</text:p>
          </table:table-cell>
          <table:table-cell office:value-type="float" office:value="1.55712" calcext:value-type="float">
            <text:p>1.55712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-1.89281" calcext:value-type="float">
            <text:p>-1.89281</text:p>
          </table:table-cell>
          <table:table-cell table:number-columns-repeated="11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-0.955" calcext:value-type="float">
            <text:p>-0.955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1.236" calcext:value-type="float">
            <text:p>1.236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-2.53193" calcext:value-type="float">
            <text:p>-2.531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1.5708" calcext:value-type="float">
            <text:p>1.5708</text:p>
          </table:table-cell>
          <table:table-cell table:style-name="ce1" office:value-type="float" office:value="0.000000000000682121" calcext:value-type="float">
            <text:p>6.82E-13</text:p>
          </table:table-cell>
          <table:table-cell office:value-type="float" office:value="-3.14159" calcext:value-type="float">
            <text:p>-3.14159</text:p>
          </table:table-cell>
          <table:table-cell table:number-columns-repeated="11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-1.03" calcext:value-type="float">
            <text:p>-1.03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1.146" calcext:value-type="float">
            <text:p>1.146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-0.171376" calcext:value-type="float">
            <text:p>-0.171376</text:p>
          </table:table-cell>
          <table:table-cell office:value-type="float" office:value="-3.70413" calcext:value-type="float">
            <text:p>-3.70413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-1.045" calcext:value-type="float">
            <text:p>-1.04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074" calcext:value-type="float">
            <text:p>1.074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4.20188" calcext:value-type="float">
            <text:p>-4.20188</text:p>
          </table:table-cell>
          <table:table-cell table:number-columns-repeated="11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-1.045" calcext:value-type="float">
            <text:p>-1.045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52931" calcext:value-type="float">
            <text:p>1.52931</text:p>
          </table:table-cell>
          <table:table-cell office:value-type="float" office:value="-0.59019" calcext:value-type="float">
            <text:p>-0.59019</text:p>
          </table:table-cell>
          <table:table-cell office:value-type="float" office:value="-4.61716" calcext:value-type="float">
            <text:p>-4.61716</text:p>
          </table:table-cell>
          <table:table-cell table:number-columns-repeated="1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-1.03" calcext:value-type="float">
            <text:p>-1.03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76" calcext:value-type="float">
            <text:p>0.876</text:p>
          </table:table-cell>
          <table:table-cell office:value-type="float" office:value="1.49389" calcext:value-type="float">
            <text:p>1.49389</text:p>
          </table:table-cell>
          <table:table-cell office:value-type="float" office:value="-0.82938" calcext:value-type="float">
            <text:p>-0.82938</text:p>
          </table:table-cell>
          <table:table-cell office:value-type="float" office:value="-4.9323" calcext:value-type="float">
            <text:p>-4.9323</text:p>
          </table:table-cell>
          <table:table-cell table:number-columns-repeated="11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-1" calcext:value-type="float">
            <text:p>-1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4616" calcext:value-type="float">
            <text:p>1.44616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5.12963" calcext:value-type="float">
            <text:p>-5.12963</text:p>
          </table:table-cell>
          <table:table-cell table:number-columns-repeated="11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-0.955" calcext:value-type="float">
            <text:p>-0.95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-1.34009" calcext:value-type="float">
            <text:p>-1.34009</text:p>
          </table:table-cell>
          <table:table-cell office:value-type="float" office:value="-5.19148" calcext:value-type="float">
            <text:p>-5.19148</text:p>
          </table:table-cell>
          <table:table-cell table:number-columns-repeated="11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-0.895" calcext:value-type="float">
            <text:p>-0.895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444" calcext:value-type="float">
            <text:p>0.444</text:p>
          </table:table-cell>
          <table:table-cell office:value-type="float" office:value="1.31216" calcext:value-type="float">
            <text:p>1.31216</text:p>
          </table:table-cell>
          <table:table-cell office:value-type="float" office:value="-1.59805" calcext:value-type="float">
            <text:p>-1.59805</text:p>
          </table:table-cell>
          <table:table-cell office:value-type="float" office:value="-5.10018" calcext:value-type="float">
            <text:p>-5.10018</text:p>
          </table:table-cell>
          <table:table-cell table:number-columns-repeated="11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82" calcext:value-type="float">
            <text:p>-0.82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64" calcext:value-type="float">
            <text:p>0.264</text:p>
          </table:table-cell>
          <table:table-cell office:value-type="float" office:value="1.22598" calcext:value-type="float">
            <text:p>1.22598</text:p>
          </table:table-cell>
          <table:table-cell office:value-type="float" office:value="-1.84726" calcext:value-type="float">
            <text:p>-1.84726</text:p>
          </table:table-cell>
          <table:table-cell office:value-type="float" office:value="-4.83805" calcext:value-type="float">
            <text:p>-4.83805</text:p>
          </table:table-cell>
          <table:table-cell table:number-columns-repeated="11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-0.73" calcext:value-type="float">
            <text:p>-0.73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-2.07872" calcext:value-type="float">
            <text:p>-2.07872</text:p>
          </table:table-cell>
          <table:table-cell office:value-type="float" office:value="-4.38743" calcext:value-type="float">
            <text:p>-4.3874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856" calcext:value-type="float">
            <text:p>1.01856</text:p>
          </table:table-cell>
          <table:table-cell office:value-type="float" office:value="-2.28256" calcext:value-type="float">
            <text:p>-2.28256</text:p>
          </table:table-cell>
          <table:table-cell office:value-type="float" office:value="-3.73064" calcext:value-type="float">
            <text:p>-3.73064</text:p>
          </table:table-cell>
          <table:table-cell table:number-columns-repeated="11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-0.505" calcext:value-type="float">
            <text:p>-0.505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-2.44805" calcext:value-type="float">
            <text:p>-2.44805</text:p>
          </table:table-cell>
          <table:table-cell office:value-type="float" office:value="-2.85001" calcext:value-type="float">
            <text:p>-2.85001</text:p>
          </table:table-cell>
          <table:table-cell table:number-columns-repeated="1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37" calcext:value-type="float">
            <text:p>-0.37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774591" calcext:value-type="float">
            <text:p>0.774591</text:p>
          </table:table-cell>
          <table:table-cell office:value-type="float" office:value="-2.56354" calcext:value-type="float">
            <text:p>-2.56354</text:p>
          </table:table-cell>
          <table:table-cell office:value-type="float" office:value="-1.72788" calcext:value-type="float">
            <text:p>-1.72788</text:p>
          </table:table-cell>
          <table:table-cell table:number-columns-repeated="11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-0.22" calcext:value-type="float">
            <text:p>-0.22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644802" calcext:value-type="float">
            <text:p>0.644802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0.346557" calcext:value-type="float">
            <text:p>-0.346557</text:p>
          </table:table-cell>
          <table:table-cell table:number-columns-repeated="11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-0.055" calcext:value-type="float">
            <text:p>-0.05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-2.59358" calcext:value-type="float">
            <text:p>-2.59358</text:p>
          </table:table-cell>
          <table:table-cell office:value-type="float" office:value="1.31161" calcext:value-type="float">
            <text:p>1.31161</text:p>
          </table:table-cell>
          <table:table-cell table:number-columns-repeated="11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0.125" calcext:value-type="float">
            <text:p>0.125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386947" calcext:value-type="float">
            <text:p>0.386947</text:p>
          </table:table-cell>
          <table:table-cell office:value-type="float" office:value="-2.48045" calcext:value-type="float">
            <text:p>-2.48045</text:p>
          </table:table-cell>
          <table:table-cell office:value-type="float" office:value="3.26431" calcext:value-type="float">
            <text:p>3.26431</text:p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32" calcext:value-type="float">
            <text:p>0.32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-1.824" calcext:value-type="float">
            <text:p>-1.824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-2.26195" calcext:value-type="float">
            <text:p>-2.26195</text:p>
          </table:table-cell>
          <table:table-cell office:value-type="float" office:value="5.5292" calcext:value-type="float">
            <text:p>5.5292</text:p>
          </table:table-cell>
          <table:table-cell table:number-columns-repeated="11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0.53" calcext:value-type="float">
            <text:p>0.53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-2.166" calcext:value-type="float">
            <text:p>-2.166</text:p>
          </table:table-cell>
          <table:table-cell office:value-type="float" office:value="0.162775" calcext:value-type="float">
            <text:p>0.162775</text:p>
          </table:table-cell>
          <table:table-cell office:value-type="float" office:value="-1.92203" calcext:value-type="float">
            <text:p>-1.92203</text:p>
          </table:table-cell>
          <table:table-cell office:value-type="float" office:value="8.12396" calcext:value-type="float">
            <text:p>8.12396</text:p>
          </table:table-cell>
          <table:table-cell table:number-columns-repeated="11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755" calcext:value-type="float">
            <text:p>0.75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780175" calcext:value-type="float">
            <text:p>0.0780175</text:p>
          </table:table-cell>
          <table:table-cell office:value-type="float" office:value="-1.44376" calcext:value-type="float">
            <text:p>-1.44376</text:p>
          </table:table-cell>
          <table:table-cell office:value-type="float" office:value="11.0663" calcext:value-type="float">
            <text:p>11.0663</text:p>
          </table:table-cell>
          <table:table-cell table:number-columns-repeated="11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0.995" calcext:value-type="float">
            <text:p>0.995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2.904" calcext:value-type="float">
            <text:p>-2.904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809316" calcext:value-type="float">
            <text:p>-0.809316</text:p>
          </table:table-cell>
          <table:table-cell office:value-type="float" office:value="14.3738" calcext:value-type="float">
            <text:p>14.373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1.25" calcext:value-type="float">
            <text:p>1.25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-3.3" calcext:value-type="float">
            <text:p>-3.3</text:p>
          </table:table-cell>
          <table:table-cell table:style-name="ce1" office:value-type="float" office:value="0.00000000000227374" calcext:value-type="float">
            <text:p>2.27E-12</text:p>
          </table:table-cell>
          <table:table-cell table:style-name="ce1" office:value-type="float" office:value="-0.00000000000136424" calcext:value-type="float">
            <text:p>-1.36E-12</text:p>
          </table:table-cell>
          <table:table-cell office:value-type="float" office:value="18.0642" calcext:value-type="float">
            <text:p>18.0642</text:p>
          </table:table-cell>
          <table:table-cell table:number-columns-repeated="11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-0.178125" calcext:value-type="float">
            <text:p>-0.17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-0.173438" calcext:value-type="float">
            <text:p>-0.17343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-0.159375" calcext:value-type="float">
            <text:p>-0.15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-0.145313" calcext:value-type="float">
            <text:p>-0.1453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-0.135938" calcext:value-type="float">
            <text:p>-0.13593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-0.126563" calcext:value-type="float">
            <text:p>-0.12656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-0.121875" calcext:value-type="float">
            <text:p>-0.1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117188" calcext:value-type="float">
            <text:p>-0.11718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-0.107813" calcext:value-type="float">
            <text:p>-0.1078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-0.0984375" calcext:value-type="float">
            <text:p>-0.09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-0.0890625" calcext:value-type="float">
            <text:p>-0.089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-0.084375" calcext:value-type="float">
            <text:p>-0.0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-0.0796875" calcext:value-type="float">
            <text:p>-0.079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-0.065625" calcext:value-type="float">
            <text:p>-0.06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-0.0609375" calcext:value-type="float">
            <text:p>-0.06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-0.0515625" calcext:value-type="float">
            <text:p>-0.051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-0.0421875" calcext:value-type="float">
            <text:p>-0.04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-0.0328125" calcext:value-type="float">
            <text:p>-0.03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-0.0140625" calcext:value-type="float">
            <text:p>-0.0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-0.009375" calcext:value-type="float">
            <text:p>-0.0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-0.0046875" calcext:value-type="float">
            <text:p>-0.0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table:style-name="ce1" office:value-type="float" office:value="-1.55431E-015" calcext:value-type="float">
            <text:p>-1.55E-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75" calcext:value-type="float">
            <text:p>0.0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0.0421875" calcext:value-type="float">
            <text:p>0.04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0.0609375" calcext:value-type="float">
            <text:p>0.06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075" calcext:value-type="float">
            <text:p>0.0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0.0890625" calcext:value-type="float">
            <text:p>0.089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0.107812" calcext:value-type="float">
            <text:p>0.1078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15" calcext:value-type="float">
            <text:p>0.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0.154687" calcext:value-type="float">
            <text:p>0.15468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77636E-015" calcext:value-type="float">
            <text:p>1.78E-15</text:p>
          </table:table-cell>
          <table:table-cell table:style-name="ce1" office:value-type="float" office:value="-1.77636E-015" calcext:value-type="float">
            <text:p>-1.78E-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2:01:51.940399970</meta:creation-date>
    <dc:date>2022-12-16T13:12:33.083962250</dc:date>
    <meta:editing-duration>PT40M36S</meta:editing-duration>
    <meta:editing-cycles>12</meta:editing-cycles>
    <meta:generator>LibreOffice/7.3.7.2$Linux_X86_64 LibreOffice_project/30$Build-2</meta:generator>
    <meta:document-statistic meta:table-count="1" meta:cell-count="181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D181" svg:x="0.32cm" svg:y="0.18cm" svg:width="12.508cm" svg:height="8.64cm">
          <chart:coordinate-region svg:x="1.153cm" svg:y="0.379cm" svg:width="10.84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:Sheet1.B181" chart:class="chart:scatter">
            <chart:domain table:cell-range-address="Sheet1.A1:Sheet1.A181"/>
            <chart:data-point chart:repeated="181"/>
          </chart:series>
          <chart:series chart:attached-axis="primary-y" chart:style-name="ch9" chart:values-cell-range-address="Sheet1.C1:Sheet1.C181" chart:class="chart:scatter">
            <chart:data-point chart:repeated="181"/>
          </chart:series>
          <chart:series chart:attached-axis="secondary-y" chart:style-name="ch10" chart:values-cell-range-address="Sheet1.D1:Sheet1.D181" chart:class="chart:scatter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B1:Sheet1.B181</svg:desc>
                </draw:g>
              </table:table-cell>
              <table:table-cell office:value-type="float" office:value="0">
                <text:p>0</text:p>
                <draw:g>
                  <svg:desc>Sheet1.C1:Sheet1.C181</svg:desc>
                </draw:g>
              </table:table-cell>
              <table:table-cell office:value-type="float" office:value="0">
                <text:p>0</text:p>
                <draw:g>
                  <svg:desc>Sheet1.D1:Sheet1.D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329844">
                <text:p>0.00329844</text:p>
              </table:table-cell>
              <table:table-cell office:value-type="float" office:value="0.129187">
                <text:p>0.12918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1265">
                <text:p>0.01265</text:p>
              </table:table-cell>
              <table:table-cell office:value-type="float" office:value="0.24225">
                <text:p>0.24225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272672">
                <text:p>0.0272672</text:p>
              </table:table-cell>
              <table:table-cell office:value-type="float" office:value="0.339937">
                <text:p>0.339937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464">
                <text:p>0.0464</text:p>
              </table:table-cell>
              <table:table-cell office:value-type="float" office:value="0.423">
                <text:p>0.42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693359">
                <text:p>0.0693359</text:p>
              </table:table-cell>
              <table:table-cell office:value-type="float" office:value="0.492188">
                <text:p>0.49218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954">
                <text:p>0.0954</text:p>
              </table:table-cell>
              <table:table-cell office:value-type="float" office:value="0.54825">
                <text:p>0.5482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123955">
                <text:p>0.123955</text:p>
              </table:table-cell>
              <table:table-cell office:value-type="float" office:value="0.591937">
                <text:p>0.591937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544">
                <text:p>0.1544</text:p>
              </table:table-cell>
              <table:table-cell office:value-type="float" office:value="0.624">
                <text:p>0.62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86173">
                <text:p>0.186173</text:p>
              </table:table-cell>
              <table:table-cell office:value-type="float" office:value="0.645187">
                <text:p>0.6451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21875">
                <text:p>0.21875</text:p>
              </table:table-cell>
              <table:table-cell office:value-type="float" office:value="0.65625">
                <text:p>0.656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251642">
                <text:p>0.251642</text:p>
              </table:table-cell>
              <table:table-cell office:value-type="float" office:value="0.657937">
                <text:p>0.657937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844">
                <text:p>0.2844</text:p>
              </table:table-cell>
              <table:table-cell office:value-type="float" office:value="0.651">
                <text:p>0.65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316611">
                <text:p>0.316611</text:p>
              </table:table-cell>
              <table:table-cell office:value-type="float" office:value="0.636187">
                <text:p>0.63618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3479">
                <text:p>0.3479</text:p>
              </table:table-cell>
              <table:table-cell office:value-type="float" office:value="0.61425">
                <text:p>0.61425</text:p>
              </table:table-cell>
              <table:table-cell office:value-type="float" office:value="-0.505">
                <text:p>-0.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37793">
                <text:p>0.37793</text:p>
              </table:table-cell>
              <table:table-cell office:value-type="float" office:value="0.585938">
                <text:p>0.585938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4064">
                <text:p>0.4064</text:p>
              </table:table-cell>
              <table:table-cell office:value-type="float" office:value="0.552">
                <text:p>0.552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433048">
                <text:p>0.433048</text:p>
              </table:table-cell>
              <table:table-cell office:value-type="float" office:value="0.513188">
                <text:p>0.513188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45765">
                <text:p>0.45765</text:p>
              </table:table-cell>
              <table:table-cell office:value-type="float" office:value="0.47025">
                <text:p>0.47025</text:p>
              </table:table-cell>
              <table:table-cell office:value-type="float" office:value="-0.895">
                <text:p>-0.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480017">
                <text:p>0.480017</text:p>
              </table:table-cell>
              <table:table-cell office:value-type="float" office:value="0.423937">
                <text:p>0.423937</text:p>
              </table:table-cell>
              <table:table-cell office:value-type="float" office:value="-0.955">
                <text:p>-0.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0.517486">
                <text:p>0.517486</text:p>
              </table:table-cell>
              <table:table-cell office:value-type="float" office:value="0.324188">
                <text:p>0.32418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0.5324">
                <text:p>0.5324</text:p>
              </table:table-cell>
              <table:table-cell office:value-type="float" office:value="0.27225">
                <text:p>0.27225</text:p>
              </table:table-cell>
              <table:table-cell office:value-type="float" office:value="-1.045">
                <text:p>-1.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0.544705">
                <text:p>0.544705</text:p>
              </table:table-cell>
              <table:table-cell office:value-type="float" office:value="0.219938">
                <text:p>0.219938</text:p>
              </table:table-cell>
              <table:table-cell office:value-type="float" office:value="-1.045">
                <text:p>-1.0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0.5544">
                <text:p>0.5544</text:p>
              </table:table-cell>
              <table:table-cell office:value-type="float" office:value="0.168">
                <text:p>0.16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0.561523">
                <text:p>0.561523</text:p>
              </table:table-cell>
              <table:table-cell office:value-type="float" office:value="0.117188">
                <text:p>0.117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0.56615">
                <text:p>0.56615</text:p>
              </table:table-cell>
              <table:table-cell office:value-type="float" office:value="0.06825">
                <text:p>0.06825</text:p>
              </table:table-cell>
              <table:table-cell office:value-type="float" office:value="-0.955">
                <text:p>-0.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0.568392">
                <text:p>0.568392</text:p>
              </table:table-cell>
              <table:table-cell office:value-type="float" office:value="0.0219375">
                <text:p>0.0219375</text:p>
              </table:table-cell>
              <table:table-cell office:value-type="float" office:value="-0.895">
                <text:p>-0.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0.5684">
                <text:p>0.5684</text:p>
              </table:table-cell>
              <table:table-cell office:value-type="float" office:value="-0.021">
                <text:p>-0.02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0.566361">
                <text:p>0.566361</text:p>
              </table:table-cell>
              <table:table-cell office:value-type="float" office:value="-0.0598125">
                <text:p>-0.059812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0.5625">
                <text:p>0.5625</text:p>
              </table:table-cell>
              <table:table-cell office:value-type="float" office:value="-0.09375">
                <text:p>-0.0937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55708">
                <text:p>0.55708</text:p>
              </table:table-cell>
              <table:table-cell office:value-type="float" office:value="-0.122063">
                <text:p>-0.122063</text:p>
              </table:table-cell>
              <table:table-cell office:value-type="float" office:value="-0.505">
                <text:p>-0.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5504">
                <text:p>0.5504</text:p>
              </table:table-cell>
              <table:table-cell office:value-type="float" office:value="-0.144">
                <text:p>-0.14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542798">
                <text:p>0.542798</text:p>
              </table:table-cell>
              <table:table-cell office:value-type="float" office:value="-0.158813">
                <text:p>-0.15881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3465">
                <text:p>0.53465</text:p>
              </table:table-cell>
              <table:table-cell office:value-type="float" office:value="-0.16575">
                <text:p>-0.16575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526367">
                <text:p>0.526367</text:p>
              </table:table-cell>
              <table:table-cell office:value-type="float" office:value="-0.164062">
                <text:p>-0.16406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5184">
                <text:p>0.5184</text:p>
              </table:table-cell>
              <table:table-cell office:value-type="float" office:value="-0.153">
                <text:p>-0.15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511236">
                <text:p>0.511236</text:p>
              </table:table-cell>
              <table:table-cell office:value-type="float" office:value="-0.131813">
                <text:p>-0.13181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5054">
                <text:p>0.5054</text:p>
              </table:table-cell>
              <table:table-cell office:value-type="float" office:value="-0.09975">
                <text:p>-0.0997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501455">
                <text:p>0.501455</text:p>
              </table:table-cell>
              <table:table-cell office:value-type="float" office:value="-0.0560625">
                <text:p>-0.056062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.499768">
                <text:p>0.499768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-0.182813">
                <text:p>-0.182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.499078">
                <text:p>0.499078</text:p>
              </table:table-cell>
              <table:table-cell office:value-type="float" office:value="-0.0182812">
                <text:p>-0.0182812</text:p>
              </table:table-cell>
              <table:table-cell office:value-type="float" office:value="-0.178125">
                <text:p>-0.17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.497943">
                <text:p>0.497943</text:p>
              </table:table-cell>
              <table:table-cell office:value-type="float" office:value="-0.0270703">
                <text:p>-0.0270703</text:p>
              </table:table-cell>
              <table:table-cell office:value-type="float" office:value="-0.173438">
                <text:p>-0.173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.496375">
                <text:p>0.496375</text:p>
              </table:table-cell>
              <table:table-cell office:value-type="float" office:value="-0.035625">
                <text:p>-0.035625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.494385">
                <text:p>0.494385</text:p>
              </table:table-cell>
              <table:table-cell office:value-type="float" office:value="-0.0439453">
                <text:p>-0.0439453</text:p>
              </table:table-cell>
              <table:table-cell office:value-type="float" office:value="-0.164063">
                <text:p>-0.164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.491984">
                <text:p>0.491984</text:p>
              </table:table-cell>
              <table:table-cell office:value-type="float" office:value="-0.0520312">
                <text:p>-0.0520312</text:p>
              </table:table-cell>
              <table:table-cell office:value-type="float" office:value="-0.159375">
                <text:p>-0.1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.489186">
                <text:p>0.489186</text:p>
              </table:table-cell>
              <table:table-cell office:value-type="float" office:value="-0.0598828">
                <text:p>-0.0598828</text:p>
              </table:table-cell>
              <table:table-cell office:value-type="float" office:value="-0.154688">
                <text:p>-0.154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.486">
                <text:p>0.486</text:p>
              </table:table-cell>
              <table:table-cell office:value-type="float" office:value="-0.0675">
                <text:p>-0.06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.482439">
                <text:p>0.482439</text:p>
              </table:table-cell>
              <table:table-cell office:value-type="float" office:value="-0.0748828">
                <text:p>-0.0748828</text:p>
              </table:table-cell>
              <table:table-cell office:value-type="float" office:value="-0.145313">
                <text:p>-0.145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.478516">
                <text:p>0.478516</text:p>
              </table:table-cell>
              <table:table-cell office:value-type="float" office:value="-0.0820312">
                <text:p>-0.0820312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.47424">
                <text:p>0.47424</text:p>
              </table:table-cell>
              <table:table-cell office:value-type="float" office:value="-0.0889453">
                <text:p>-0.0889453</text:p>
              </table:table-cell>
              <table:table-cell office:value-type="float" office:value="-0.135938">
                <text:p>-0.135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.469625">
                <text:p>0.469625</text:p>
              </table:table-cell>
              <table:table-cell office:value-type="float" office:value="-0.095625">
                <text:p>-0.095625</text:p>
              </table:table-cell>
              <table:table-cell office:value-type="float" office:value="-0.13125">
                <text:p>-0.1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.464682">
                <text:p>0.464682</text:p>
              </table:table-cell>
              <table:table-cell office:value-type="float" office:value="-0.10207">
                <text:p>-0.10207</text:p>
              </table:table-cell>
              <table:table-cell office:value-type="float" office:value="-0.126563">
                <text:p>-0.126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.459422">
                <text:p>0.459422</text:p>
              </table:table-cell>
              <table:table-cell office:value-type="float" office:value="-0.108281">
                <text:p>-0.108281</text:p>
              </table:table-cell>
              <table:table-cell office:value-type="float" office:value="-0.121875">
                <text:p>-0.1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.453857">
                <text:p>0.453857</text:p>
              </table:table-cell>
              <table:table-cell office:value-type="float" office:value="-0.114258">
                <text:p>-0.114258</text:p>
              </table:table-cell>
              <table:table-cell office:value-type="float" office:value="-0.117188">
                <text:p>-0.11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.448">
                <text:p>0.448</text:p>
              </table:table-cell>
              <table:table-cell office:value-type="float" office:value="-0.12">
                <text:p>-0.12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.441861">
                <text:p>0.441861</text:p>
              </table:table-cell>
              <table:table-cell office:value-type="float" office:value="-0.125508">
                <text:p>-0.125508</text:p>
              </table:table-cell>
              <table:table-cell office:value-type="float" office:value="-0.107813">
                <text:p>-0.107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.435453">
                <text:p>0.435453</text:p>
              </table:table-cell>
              <table:table-cell office:value-type="float" office:value="-0.130781">
                <text:p>-0.130781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.428787">
                <text:p>0.428787</text:p>
              </table:table-cell>
              <table:table-cell office:value-type="float" office:value="-0.13582">
                <text:p>-0.13582</text:p>
              </table:table-cell>
              <table:table-cell office:value-type="float" office:value="-0.0984375">
                <text:p>-0.09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.421875">
                <text:p>0.421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.414729">
                <text:p>0.414729</text:p>
              </table:table-cell>
              <table:table-cell office:value-type="float" office:value="-0.145195">
                <text:p>-0.145195</text:p>
              </table:table-cell>
              <table:table-cell office:value-type="float" office:value="-0.0890625">
                <text:p>-0.0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.407359">
                <text:p>0.407359</text:p>
              </table:table-cell>
              <table:table-cell office:value-type="float" office:value="-0.149531">
                <text:p>-0.149531</text:p>
              </table:table-cell>
              <table:table-cell office:value-type="float" office:value="-0.084375">
                <text:p>-0.0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.399779">
                <text:p>0.399779</text:p>
              </table:table-cell>
              <table:table-cell office:value-type="float" office:value="-0.153633">
                <text:p>-0.153633</text:p>
              </table:table-cell>
              <table:table-cell office:value-type="float" office:value="-0.0796875">
                <text:p>-0.07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.392">
                <text:p>0.392</text:p>
              </table:table-cell>
              <table:table-cell office:value-type="float" office:value="-0.1575">
                <text:p>-0.1575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.384033">
                <text:p>0.384033</text:p>
              </table:table-cell>
              <table:table-cell office:value-type="float" office:value="-0.161133">
                <text:p>-0.161133</text:p>
              </table:table-cell>
              <table:table-cell office:value-type="float" office:value="-0.0703125">
                <text:p>-0.0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.375891">
                <text:p>0.375891</text:p>
              </table:table-cell>
              <table:table-cell office:value-type="float" office:value="-0.164531">
                <text:p>-0.164531</text:p>
              </table:table-cell>
              <table:table-cell office:value-type="float" office:value="-0.065625">
                <text:p>-0.0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.367584">
                <text:p>0.367584</text:p>
              </table:table-cell>
              <table:table-cell office:value-type="float" office:value="-0.167695">
                <text:p>-0.167695</text:p>
              </table:table-cell>
              <table:table-cell office:value-type="float" office:value="-0.0609375">
                <text:p>-0.06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.359125">
                <text:p>0.359125</text:p>
              </table:table-cell>
              <table:table-cell office:value-type="float" office:value="-0.170625">
                <text:p>-0.170625</text:p>
              </table:table-cell>
              <table:table-cell office:value-type="float" office:value="-0.05625">
                <text:p>-0.0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.350525">
                <text:p>0.350525</text:p>
              </table:table-cell>
              <table:table-cell office:value-type="float" office:value="-0.17332">
                <text:p>-0.17332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.341797">
                <text:p>0.341797</text:p>
              </table:table-cell>
              <table:table-cell office:value-type="float" office:value="-0.175781">
                <text:p>-0.175781</text:p>
              </table:table-cell>
              <table:table-cell office:value-type="float" office:value="-0.046875">
                <text:p>-0.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.332951">
                <text:p>0.332951</text:p>
              </table:table-cell>
              <table:table-cell office:value-type="float" office:value="-0.178008">
                <text:p>-0.178008</text:p>
              </table:table-cell>
              <table:table-cell office:value-type="float" office:value="-0.0421875">
                <text:p>-0.042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.324">
                <text:p>0.324</text:p>
              </table:table-cell>
              <table:table-cell office:value-type="float" office:value="-0.18">
                <text:p>-0.1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.314955">
                <text:p>0.314955</text:p>
              </table:table-cell>
              <table:table-cell office:value-type="float" office:value="-0.181758">
                <text:p>-0.181758</text:p>
              </table:table-cell>
              <table:table-cell office:value-type="float" office:value="-0.0328125">
                <text:p>-0.03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.305828">
                <text:p>0.305828</text:p>
              </table:table-cell>
              <table:table-cell office:value-type="float" office:value="-0.183281">
                <text:p>-0.183281</text:p>
              </table:table-cell>
              <table:table-cell office:value-type="float" office:value="-0.028125">
                <text:p>-0.0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.296631">
                <text:p>0.296631</text:p>
              </table:table-cell>
              <table:table-cell office:value-type="float" office:value="-0.18457">
                <text:p>-0.18457</text:p>
              </table:table-cell>
              <table:table-cell office:value-type="float" office:value="-0.0234375">
                <text:p>-0.02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.287375">
                <text:p>0.287375</text:p>
              </table:table-cell>
              <table:table-cell office:value-type="float" office:value="-0.185625">
                <text:p>-0.185625</text:p>
              </table:table-cell>
              <table:table-cell office:value-type="float" office:value="-0.01875">
                <text:p>-0.0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.278072">
                <text:p>0.278072</text:p>
              </table:table-cell>
              <table:table-cell office:value-type="float" office:value="-0.186445">
                <text:p>-0.186445</text:p>
              </table:table-cell>
              <table:table-cell office:value-type="float" office:value="-0.0140625">
                <text:p>-0.0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.268734">
                <text:p>0.268734</text:p>
              </table:table-cell>
              <table:table-cell office:value-type="float" office:value="-0.187031">
                <text:p>-0.187031</text:p>
              </table:table-cell>
              <table:table-cell office:value-type="float" office:value="-0.009375">
                <text:p>-0.00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.259373">
                <text:p>0.259373</text:p>
              </table:table-cell>
              <table:table-cell office:value-type="float" office:value="-0.187383">
                <text:p>-0.187383</text:p>
              </table:table-cell>
              <table:table-cell office:value-type="float" office:value="-0.0046875">
                <text:p>-0.00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0.1875">
                <text:p>-0.1875</text:p>
              </table:table-cell>
              <table:table-cell office:value-type="float" office:value="-1.55431E-015">
                <text:p>-1.55431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.240627">
                <text:p>0.240627</text:p>
              </table:table-cell>
              <table:table-cell office:value-type="float" office:value="-0.187383">
                <text:p>-0.187383</text:p>
              </table:table-cell>
              <table:table-cell office:value-type="float" office:value="0.0046875">
                <text:p>0.004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.231266">
                <text:p>0.231266</text:p>
              </table:table-cell>
              <table:table-cell office:value-type="float" office:value="-0.187031">
                <text:p>-0.187031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.221928">
                <text:p>0.221928</text:p>
              </table:table-cell>
              <table:table-cell office:value-type="float" office:value="-0.186445">
                <text:p>-0.186445</text:p>
              </table:table-cell>
              <table:table-cell office:value-type="float" office:value="0.0140625">
                <text:p>0.014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.212625">
                <text:p>0.212625</text:p>
              </table:table-cell>
              <table:table-cell office:value-type="float" office:value="-0.185625">
                <text:p>-0.18562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.203369">
                <text:p>0.203369</text:p>
              </table:table-cell>
              <table:table-cell office:value-type="float" office:value="-0.18457">
                <text:p>-0.18457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.194172">
                <text:p>0.194172</text:p>
              </table:table-cell>
              <table:table-cell office:value-type="float" office:value="-0.183281">
                <text:p>-0.183281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.185045">
                <text:p>0.185045</text:p>
              </table:table-cell>
              <table:table-cell office:value-type="float" office:value="-0.181758">
                <text:p>-0.181758</text:p>
              </table:table-cell>
              <table:table-cell office:value-type="float" office:value="0.0328125">
                <text:p>0.032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.176">
                <text:p>0.176</text:p>
              </table:table-cell>
              <table:table-cell office:value-type="float" office:value="-0.18">
                <text:p>-0.18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.167049">
                <text:p>0.167049</text:p>
              </table:table-cell>
              <table:table-cell office:value-type="float" office:value="-0.178008">
                <text:p>-0.178008</text:p>
              </table:table-cell>
              <table:table-cell office:value-type="float" office:value="0.0421875">
                <text:p>0.042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.158203">
                <text:p>0.158203</text:p>
              </table:table-cell>
              <table:table-cell office:value-type="float" office:value="-0.175781">
                <text:p>-0.175781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.149475">
                <text:p>0.149475</text:p>
              </table:table-cell>
              <table:table-cell office:value-type="float" office:value="-0.17332">
                <text:p>-0.17332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.140875">
                <text:p>0.140875</text:p>
              </table:table-cell>
              <table:table-cell office:value-type="float" office:value="-0.170625">
                <text:p>-0.170625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.132416">
                <text:p>0.132416</text:p>
              </table:table-cell>
              <table:table-cell office:value-type="float" office:value="-0.167695">
                <text:p>-0.167695</text:p>
              </table:table-cell>
              <table:table-cell office:value-type="float" office:value="0.0609375">
                <text:p>0.0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.124109">
                <text:p>0.124109</text:p>
              </table:table-cell>
              <table:table-cell office:value-type="float" office:value="-0.164531">
                <text:p>-0.164531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.115967">
                <text:p>0.115967</text:p>
              </table:table-cell>
              <table:table-cell office:value-type="float" office:value="-0.161133">
                <text:p>-0.161133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.108">
                <text:p>0.108</text:p>
              </table:table-cell>
              <table:table-cell office:value-type="float" office:value="-0.1575">
                <text:p>-0.15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.100221">
                <text:p>0.100221</text:p>
              </table:table-cell>
              <table:table-cell office:value-type="float" office:value="-0.153633">
                <text:p>-0.153633</text:p>
              </table:table-cell>
              <table:table-cell office:value-type="float" office:value="0.0796875">
                <text:p>0.079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.0926406">
                <text:p>0.0926406</text:p>
              </table:table-cell>
              <table:table-cell office:value-type="float" office:value="-0.149531">
                <text:p>-0.149531</text:p>
              </table:table-cell>
              <table:table-cell office:value-type="float" office:value="0.084375">
                <text:p>0.08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.0852715">
                <text:p>0.0852715</text:p>
              </table:table-cell>
              <table:table-cell office:value-type="float" office:value="-0.145195">
                <text:p>-0.145195</text:p>
              </table:table-cell>
              <table:table-cell office:value-type="float" office:value="0.0890625">
                <text:p>0.089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.0712129">
                <text:p>0.0712129</text:p>
              </table:table-cell>
              <table:table-cell office:value-type="float" office:value="-0.13582">
                <text:p>-0.13582</text:p>
              </table:table-cell>
              <table:table-cell office:value-type="float" office:value="0.0984375">
                <text:p>0.098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.0645469">
                <text:p>0.0645469</text:p>
              </table:table-cell>
              <table:table-cell office:value-type="float" office:value="-0.130781">
                <text:p>-0.130781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.0581387">
                <text:p>0.0581387</text:p>
              </table:table-cell>
              <table:table-cell office:value-type="float" office:value="-0.125508">
                <text:p>-0.125508</text:p>
              </table:table-cell>
              <table:table-cell office:value-type="float" office:value="0.107812">
                <text:p>0.107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.052">
                <text:p>0.052</text:p>
              </table:table-cell>
              <table:table-cell office:value-type="float" office:value="-0.12">
                <text:p>-0.1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.0461426">
                <text:p>0.0461426</text:p>
              </table:table-cell>
              <table:table-cell office:value-type="float" office:value="-0.114258">
                <text:p>-0.114258</text:p>
              </table:table-cell>
              <table:table-cell office:value-type="float" office:value="0.117187">
                <text:p>0.117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.0405781">
                <text:p>0.0405781</text:p>
              </table:table-cell>
              <table:table-cell office:value-type="float" office:value="-0.108281">
                <text:p>-0.108281</text:p>
              </table:table-cell>
              <table:table-cell office:value-type="float" office:value="0.121875">
                <text:p>0.12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.0353184">
                <text:p>0.0353184</text:p>
              </table:table-cell>
              <table:table-cell office:value-type="float" office:value="-0.10207">
                <text:p>-0.10207</text:p>
              </table:table-cell>
              <table:table-cell office:value-type="float" office:value="0.126562">
                <text:p>0.126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.030375">
                <text:p>0.030375</text:p>
              </table:table-cell>
              <table:table-cell office:value-type="float" office:value="-0.095625">
                <text:p>-0.095625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.0257598">
                <text:p>0.0257598</text:p>
              </table:table-cell>
              <table:table-cell office:value-type="float" office:value="-0.0889453">
                <text:p>-0.0889453</text:p>
              </table:table-cell>
              <table:table-cell office:value-type="float" office:value="0.135937">
                <text:p>0.1359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.0214844">
                <text:p>0.0214844</text:p>
              </table:table-cell>
              <table:table-cell office:value-type="float" office:value="-0.0820313">
                <text:p>-0.082031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.0175605">
                <text:p>0.0175605</text:p>
              </table:table-cell>
              <table:table-cell office:value-type="float" office:value="-0.0748828">
                <text:p>-0.0748828</text:p>
              </table:table-cell>
              <table:table-cell office:value-type="float" office:value="0.145312">
                <text:p>0.145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.014">
                <text:p>0.014</text:p>
              </table:table-cell>
              <table:table-cell office:value-type="float" office:value="-0.0675">
                <text:p>-0.06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.0108145">
                <text:p>0.0108145</text:p>
              </table:table-cell>
              <table:table-cell office:value-type="float" office:value="-0.0598828">
                <text:p>-0.0598828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.00801563">
                <text:p>0.00801563</text:p>
              </table:table-cell>
              <table:table-cell office:value-type="float" office:value="-0.0520313">
                <text:p>-0.0520313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.00561523">
                <text:p>0.00561523</text:p>
              </table:table-cell>
              <table:table-cell office:value-type="float" office:value="-0.0439453">
                <text:p>-0.0439453</text:p>
              </table:table-cell>
              <table:table-cell office:value-type="float" office:value="0.164062">
                <text:p>0.164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.003625">
                <text:p>0.003625</text:p>
              </table:table-cell>
              <table:table-cell office:value-type="float" office:value="-0.035625">
                <text:p>-0.03562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.00205664">
                <text:p>0.00205664</text:p>
              </table:table-cell>
              <table:table-cell office:value-type="float" office:value="-0.0270703">
                <text:p>-0.0270703</text:p>
              </table:table-cell>
              <table:table-cell office:value-type="float" office:value="0.173437">
                <text:p>0.173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.000921875">
                <text:p>0.000921875</text:p>
              </table:table-cell>
              <table:table-cell office:value-type="float" office:value="-0.0182813">
                <text:p>-0.0182813</text:p>
              </table:table-cell>
              <table:table-cell office:value-type="float" office:value="0.178125">
                <text:p>0.17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.000232422">
                <text:p>0.000232422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0.182812">
                <text:p>0.182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77636E-015">
                <text:p>1.77636E-015</text:p>
              </table:table-cell>
              <table:table-cell office:value-type="float" office:value="-1.77636E-015">
                <text:p>-1.77636E-015</text:p>
              </table:table-cell>
              <table:table-cell office:value-type="float" office:value="0.1875">
                <text:p>0.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A1:Sheet1.A181 Sheet1.E1:Sheet1.G181" svg:x="0.32cm" svg:y="0.18cm" svg:width="12.481cm" svg:height="8.64cm">
          <chart:coordinate-region svg:x="0.862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81" chart:class="chart:scatter">
            <chart:domain table:cell-range-address="Sheet1.A1:Sheet1.A181"/>
            <chart:data-point chart:repeated="181"/>
          </chart:series>
          <chart:series chart:style-name="ch8" chart:values-cell-range-address="Sheet1.F1:Sheet1.F181" chart:class="chart:scatter">
            <chart:data-point chart:repeated="181"/>
          </chart:series>
          <chart:series chart:style-name="ch9" chart:values-cell-range-address="Sheet1.G1:Sheet1.G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1.6">
                <text:p>1.6</text:p>
                <draw:g>
                  <svg:desc>Sheet1.E1:Sheet1.E181</svg:desc>
                </draw:g>
              </table:table-cell>
              <table:table-cell office:value-type="float" office:value="0">
                <text:p>0</text:p>
                <draw:g>
                  <svg:desc>Sheet1.F1:Sheet1.F181</svg:desc>
                </draw:g>
              </table:table-cell>
              <table:table-cell office:value-type="float" office:value="-3.6">
                <text:p>-3.6</text:p>
                <draw:g>
                  <svg:desc>Sheet1.G1:Sheet1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59565">
                <text:p>1.59565</text:p>
              </table:table-cell>
              <table:table-cell office:value-type="float" office:value="-0.171">
                <text:p>-0.17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5832">
                <text:p>1.5832</text:p>
              </table:table-cell>
              <table:table-cell office:value-type="float" office:value="-0.324">
                <text:p>-0.32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56355">
                <text:p>1.56355</text:p>
              </table:table-cell>
              <table:table-cell office:value-type="float" office:value="-0.459">
                <text:p>-0.45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5376">
                <text:p>1.5376</text:p>
              </table:table-cell>
              <table:table-cell office:value-type="float" office:value="-0.576">
                <text:p>-0.57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50625">
                <text:p>1.50625</text:p>
              </table:table-cell>
              <table:table-cell office:value-type="float" office:value="-0.675">
                <text:p>-0.6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04">
                <text:p>1.4704</text:p>
              </table:table-cell>
              <table:table-cell office:value-type="float" office:value="-0.756">
                <text:p>-0.75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43095">
                <text:p>1.43095</text:p>
              </table:table-cell>
              <table:table-cell office:value-type="float" office:value="-0.819">
                <text:p>-0.81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3888">
                <text:p>1.3888</text:p>
              </table:table-cell>
              <table:table-cell office:value-type="float" office:value="-0.864">
                <text:p>-0.86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34485">
                <text:p>1.34485</text:p>
              </table:table-cell>
              <table:table-cell office:value-type="float" office:value="-0.891">
                <text:p>-0.89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  <table:table-cell office:value-type="float" office:value="-4.44089E-016">
                <text:p>-4.44089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25515">
                <text:p>1.25515</text:p>
              </table:table-cell>
              <table:table-cell office:value-type="float" office:value="-0.891">
                <text:p>-0.8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.2112">
                <text:p>1.2112</text:p>
              </table:table-cell>
              <table:table-cell office:value-type="float" office:value="-0.864">
                <text:p>-0.8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.16905">
                <text:p>1.16905</text:p>
              </table:table-cell>
              <table:table-cell office:value-type="float" office:value="-0.819">
                <text:p>-0.8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1296">
                <text:p>1.1296</text:p>
              </table:table-cell>
              <table:table-cell office:value-type="float" office:value="-0.756">
                <text:p>-0.7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09375">
                <text:p>1.09375</text:p>
              </table:table-cell>
              <table:table-cell office:value-type="float" office:value="-0.675">
                <text:p>-0.6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624">
                <text:p>1.0624</text:p>
              </table:table-cell>
              <table:table-cell office:value-type="float" office:value="-0.576">
                <text:p>-0.5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03645">
                <text:p>1.03645</text:p>
              </table:table-cell>
              <table:table-cell office:value-type="float" office:value="-0.459">
                <text:p>-0.45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.0168">
                <text:p>1.0168</text:p>
              </table:table-cell>
              <table:table-cell office:value-type="float" office:value="-0.324">
                <text:p>-0.3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0435">
                <text:p>1.00435</text:p>
              </table:table-cell>
              <table:table-cell office:value-type="float" office:value="-0.171">
                <text:p>-0.17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998254">
                <text:p>0.998254</text:p>
              </table:table-cell>
              <table:table-cell office:value-type="float" office:value="-0.067275">
                <text:p>-0.067275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99352">
                <text:p>0.99352</text:p>
              </table:table-cell>
              <table:table-cell office:value-type="float" office:value="-0.1197">
                <text:p>-0.1197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986517">
                <text:p>0.986517</text:p>
              </table:table-cell>
              <table:table-cell office:value-type="float" office:value="-0.158175">
                <text:p>-0.158175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97792">
                <text:p>0.97792</text:p>
              </table:table-cell>
              <table:table-cell office:value-type="float" office:value="-0.1836">
                <text:p>-0.1836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968359">
                <text:p>0.968359</text:p>
              </table:table-cell>
              <table:table-cell office:value-type="float" office:value="-0.196875">
                <text:p>-0.196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95842">
                <text:p>0.95842</text:p>
              </table:table-cell>
              <table:table-cell office:value-type="float" office:value="-0.1989">
                <text:p>-0.198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948642">
                <text:p>0.948642</text:p>
              </table:table-cell>
              <table:table-cell office:value-type="float" office:value="-0.190575">
                <text:p>-0.19057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93952">
                <text:p>0.93952</text:p>
              </table:table-cell>
              <table:table-cell office:value-type="float" office:value="-0.1728">
                <text:p>-0.172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931504">
                <text:p>0.931504</text:p>
              </table:table-cell>
              <table:table-cell office:value-type="float" office:value="-0.146475">
                <text:p>-0.14647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925">
                <text:p>0.925</text:p>
              </table:table-cell>
              <table:table-cell office:value-type="float" office:value="-0.1125">
                <text:p>-0.1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920367">
                <text:p>0.920367</text:p>
              </table:table-cell>
              <table:table-cell office:value-type="float" office:value="-0.071775">
                <text:p>-0.07177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91792">
                <text:p>0.91792</text:p>
              </table:table-cell>
              <table:table-cell office:value-type="float" office:value="-0.0252">
                <text:p>-0.025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917929">
                <text:p>0.917929</text:p>
              </table:table-cell>
              <table:table-cell office:value-type="float" office:value="0.026325">
                <text:p>0.026325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92062">
                <text:p>0.92062</text:p>
              </table:table-cell>
              <table:table-cell office:value-type="float" office:value="0.0819">
                <text:p>0.0819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926172">
                <text:p>0.926172</text:p>
              </table:table-cell>
              <table:table-cell office:value-type="float" office:value="0.140625">
                <text:p>0.1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93472">
                <text:p>0.93472</text:p>
              </table:table-cell>
              <table:table-cell office:value-type="float" office:value="0.2016">
                <text:p>0.2016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946354">
                <text:p>0.946354</text:p>
              </table:table-cell>
              <table:table-cell office:value-type="float" office:value="0.263925">
                <text:p>0.263925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96112">
                <text:p>0.96112</text:p>
              </table:table-cell>
              <table:table-cell office:value-type="float" office:value="0.3267">
                <text:p>0.3267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979017">
                <text:p>0.979017</text:p>
              </table:table-cell>
              <table:table-cell office:value-type="float" office:value="0.389025">
                <text:p>0.389025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02398">
                <text:p>1.02398</text:p>
              </table:table-cell>
              <table:table-cell office:value-type="float" office:value="0.508725">
                <text:p>0.50872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05082">
                <text:p>1.05082</text:p>
              </table:table-cell>
              <table:table-cell office:value-type="float" office:value="0.5643">
                <text:p>0.564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08034">
                <text:p>1.08034</text:p>
              </table:table-cell>
              <table:table-cell office:value-type="float" office:value="0.615825">
                <text:p>0.61582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11232">
                <text:p>1.11232</text:p>
              </table:table-cell>
              <table:table-cell office:value-type="float" office:value="0.6624">
                <text:p>0.662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14648">
                <text:p>1.14648</text:p>
              </table:table-cell>
              <table:table-cell office:value-type="float" office:value="0.703125">
                <text:p>0.70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18252">
                <text:p>1.18252</text:p>
              </table:table-cell>
              <table:table-cell office:value-type="float" office:value="0.7371">
                <text:p>0.737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22007">
                <text:p>1.22007</text:p>
              </table:table-cell>
              <table:table-cell office:value-type="float" office:value="0.763425">
                <text:p>0.76342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5872">
                <text:p>1.25872</text:p>
              </table:table-cell>
              <table:table-cell office:value-type="float" office:value="0.7812">
                <text:p>0.781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29803">
                <text:p>1.29803</text:p>
              </table:table-cell>
              <table:table-cell office:value-type="float" office:value="0.789525">
                <text:p>0.7895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3375">
                <text:p>1.3375</text:p>
              </table:table-cell>
              <table:table-cell office:value-type="float" office:value="0.7875">
                <text:p>0.7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1.37659">
                <text:p>1.37659</text:p>
              </table:table-cell>
              <table:table-cell office:value-type="float" office:value="0.774225">
                <text:p>0.774225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1.41472">
                <text:p>1.41472</text:p>
              </table:table-cell>
              <table:table-cell office:value-type="float" office:value="0.7488">
                <text:p>0.7488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1.45125">
                <text:p>1.45125</text:p>
              </table:table-cell>
              <table:table-cell office:value-type="float" office:value="0.710325">
                <text:p>0.710325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1.48552">
                <text:p>1.48552</text:p>
              </table:table-cell>
              <table:table-cell office:value-type="float" office:value="0.6579">
                <text:p>0.6579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1.5168">
                <text:p>1.5168</text:p>
              </table:table-cell>
              <table:table-cell office:value-type="float" office:value="0.590625">
                <text:p>0.5906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1.54432">
                <text:p>1.54432</text:p>
              </table:table-cell>
              <table:table-cell office:value-type="float" office:value="0.5076">
                <text:p>0.5076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1.56728">
                <text:p>1.56728</text:p>
              </table:table-cell>
              <table:table-cell office:value-type="float" office:value="0.407925">
                <text:p>0.407925</text:p>
              </table:table-cell>
              <table:table-cell office:value-type="float" office:value="-2.166">
                <text:p>-2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.58482">
                <text:p>1.58482</text:p>
              </table:table-cell>
              <table:table-cell office:value-type="float" office:value="0.2907">
                <text:p>0.2907</text:p>
              </table:table-cell>
              <table:table-cell office:value-type="float" office:value="-2.526">
                <text:p>-2.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1.59604">
                <text:p>1.59604</text:p>
              </table:table-cell>
              <table:table-cell office:value-type="float" office:value="0.155025">
                <text:p>0.155025</text:p>
              </table:table-cell>
              <table:table-cell office:value-type="float" office:value="-2.904">
                <text:p>-2.9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A181 Sheet1.H1:Sheet1.J181" svg:x="0.32cm" svg:y="0.18cm" svg:width="12.508cm" svg:height="8.64cm">
          <chart:coordinate-region svg:x="1.047cm" svg:y="0.379cm" svg:width="11.5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181" chart:class="chart:scatter">
            <chart:domain table:cell-range-address="Sheet1.A1:Sheet1.A181"/>
            <chart:data-point chart:repeated="181"/>
          </chart:series>
          <chart:series chart:style-name="ch8" chart:values-cell-range-address="Sheet1.I1:Sheet1.I181" chart:class="chart:scatter">
            <chart:data-point chart:repeated="181"/>
          </chart:series>
          <chart:series chart:style-name="ch9" chart:values-cell-range-address="Sheet1.J1:Sheet1.J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H1:Sheet1.H181</svg:desc>
                </draw:g>
              </table:table-cell>
              <table:table-cell office:value-type="float" office:value="0">
                <text:p>0</text:p>
                <draw:g>
                  <svg:desc>Sheet1.I1:Sheet1.I181</svg:desc>
                </draw:g>
              </table:table-cell>
              <table:table-cell office:value-type="float" office:value="0">
                <text:p>0</text:p>
                <draw:g>
                  <svg:desc>Sheet1.J1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  <table:table-cell office:value-type="float" office:value="3.55271E-015">
                <text:p>3.55271E-015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  <table:table-cell office:value-type="float" office:value="0.447677">
                <text:p>0.447677</text:p>
              </table:table-cell>
              <table:table-cell office:value-type="float" office:value="8.4823">
                <text:p>8.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  <table:table-cell office:value-type="float" office:value="0.84823">
                <text:p>0.84823</text:p>
              </table:table-cell>
              <table:table-cell office:value-type="float" office:value="7.53982">
                <text:p>7.5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  <table:table-cell office:value-type="float" office:value="1.20166">
                <text:p>1.20166</text:p>
              </table:table-cell>
              <table:table-cell office:value-type="float" office:value="6.59734">
                <text:p>6.5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  <table:table-cell office:value-type="float" office:value="1.50796">
                <text:p>1.50796</text:p>
              </table:table-cell>
              <table:table-cell office:value-type="float" office:value="5.65487">
                <text:p>5.65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  <table:table-cell office:value-type="float" office:value="1.76715">
                <text:p>1.76715</text:p>
              </table:table-cell>
              <table:table-cell office:value-type="float" office:value="4.71239">
                <text:p>4.71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  <table:table-cell office:value-type="float" office:value="1.9792">
                <text:p>1.9792</text:p>
              </table:table-cell>
              <table:table-cell office:value-type="float" office:value="3.76991">
                <text:p>3.76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  <table:table-cell office:value-type="float" office:value="2.14414">
                <text:p>2.14414</text:p>
              </table:table-cell>
              <table:table-cell office:value-type="float" office:value="2.82743">
                <text:p>2.82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  <table:table-cell office:value-type="float" office:value="2.26195">
                <text:p>2.26195</text:p>
              </table:table-cell>
              <table:table-cell office:value-type="float" office:value="1.88496">
                <text:p>1.8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  <table:table-cell office:value-type="float" office:value="2.33263">
                <text:p>2.33263</text:p>
              </table:table-cell>
              <table:table-cell office:value-type="float" office:value="0.942478">
                <text:p>0.94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  <table:table-cell office:value-type="float" office:value="2.35619">
                <text:p>2.35619</text:p>
              </table:table-cell>
              <table:table-cell office:value-type="float" office:value="-0.0000000000000142109">
                <text:p>-0.0000000000000142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  <table:table-cell office:value-type="float" office:value="2.33263">
                <text:p>2.33263</text:p>
              </table:table-cell>
              <table:table-cell office:value-type="float" office:value="-0.942478">
                <text:p>-0.942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  <table:table-cell office:value-type="float" office:value="2.26195">
                <text:p>2.26195</text:p>
              </table:table-cell>
              <table:table-cell office:value-type="float" office:value="-1.88496">
                <text:p>-1.8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  <table:table-cell office:value-type="float" office:value="2.14414">
                <text:p>2.14414</text:p>
              </table:table-cell>
              <table:table-cell office:value-type="float" office:value="-2.82743">
                <text:p>-2.8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  <table:table-cell office:value-type="float" office:value="1.9792">
                <text:p>1.9792</text:p>
              </table:table-cell>
              <table:table-cell office:value-type="float" office:value="-3.76991">
                <text:p>-3.7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  <table:table-cell office:value-type="float" office:value="1.76715">
                <text:p>1.76715</text:p>
              </table:table-cell>
              <table:table-cell office:value-type="float" office:value="-4.71239">
                <text:p>-4.7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  <table:table-cell office:value-type="float" office:value="1.50796">
                <text:p>1.50796</text:p>
              </table:table-cell>
              <table:table-cell office:value-type="float" office:value="-5.65487">
                <text:p>-5.6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  <table:table-cell office:value-type="float" office:value="1.20166">
                <text:p>1.20166</text:p>
              </table:table-cell>
              <table:table-cell office:value-type="float" office:value="-6.59734">
                <text:p>-6.59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  <table:table-cell office:value-type="float" office:value="0.84823">
                <text:p>0.84823</text:p>
              </table:table-cell>
              <table:table-cell office:value-type="float" office:value="-7.53982">
                <text:p>-7.5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  <table:table-cell office:value-type="float" office:value="0.447677">
                <text:p>0.447677</text:p>
              </table:table-cell>
              <table:table-cell office:value-type="float" office:value="-8.4823">
                <text:p>-8.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56473">
                <text:p>1.56473</text:p>
              </table:table-cell>
              <table:table-cell office:value-type="float" office:value="-0.227336">
                <text:p>-0.227336</text:p>
              </table:table-cell>
              <table:table-cell office:value-type="float" office:value="-3.64523">
                <text:p>-3.6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54948">
                <text:p>1.54948</text:p>
              </table:table-cell>
              <table:table-cell office:value-type="float" office:value="-0.369333">
                <text:p>-0.369333</text:p>
              </table:table-cell>
              <table:table-cell office:value-type="float" office:value="-2.08131">
                <text:p>-2.08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52898">
                <text:p>1.52898</text:p>
              </table:table-cell>
              <table:table-cell office:value-type="float" office:value="-0.439983">
                <text:p>-0.439983</text:p>
              </table:table-cell>
              <table:table-cell office:value-type="float" office:value="-0.788343">
                <text:p>-0.788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50646">
                <text:p>1.50646</text:p>
              </table:table-cell>
              <table:table-cell office:value-type="float" office:value="-0.452389">
                <text:p>-0.452389</text:p>
              </table:table-cell>
              <table:table-cell office:value-type="float" office:value="0.251327">
                <text:p>0.251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8451">
                <text:p>1.48451</text:p>
              </table:table-cell>
              <table:table-cell office:value-type="float" office:value="-0.418777">
                <text:p>-0.418777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46516">
                <text:p>1.46516</text:p>
              </table:table-cell>
              <table:table-cell office:value-type="float" office:value="-0.350484">
                <text:p>-0.350484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44986">
                <text:p>1.44986</text:p>
              </table:table-cell>
              <table:table-cell office:value-type="float" office:value="-0.257966">
                <text:p>-0.257966</text:p>
              </table:table-cell>
              <table:table-cell office:value-type="float" office:value="2.02731">
                <text:p>2.02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4396">
                <text:p>1.4396</text:p>
              </table:table-cell>
              <table:table-cell office:value-type="float" office:value="-0.150796">
                <text:p>-0.150796</text:p>
              </table:table-cell>
              <table:table-cell office:value-type="float" office:value="2.23053">
                <text:p>2.2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43488">
                <text:p>1.43488</text:p>
              </table:table-cell>
              <table:table-cell office:value-type="float" office:value="-0.0376623">
                <text:p>-0.0376623</text:p>
              </table:table-cell>
              <table:table-cell office:value-type="float" office:value="2.26882">
                <text:p>2.26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43581">
                <text:p>1.43581</text:p>
              </table:table-cell>
              <table:table-cell office:value-type="float" office:value="0.0736311">
                <text:p>0.0736311</text:p>
              </table:table-cell>
              <table:table-cell office:value-type="float" office:value="2.15985">
                <text:p>2.1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4421">
                <text:p>1.4421</text:p>
              </table:table-cell>
              <table:table-cell office:value-type="float" office:value="0.176162">
                <text:p>0.176162</text:p>
              </table:table-cell>
              <table:table-cell office:value-type="float" office:value="1.92128">
                <text:p>1.92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45318">
                <text:p>1.45318</text:p>
              </table:table-cell>
              <table:table-cell office:value-type="float" office:value="0.263894">
                <text:p>0.26389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46816">
                <text:p>1.46816</text:p>
              </table:table-cell>
              <table:table-cell office:value-type="float" office:value="0.331671">
                <text:p>0.331671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48594">
                <text:p>1.48594</text:p>
              </table:table-cell>
              <table:table-cell office:value-type="float" office:value="0.375224">
                <text:p>0.375224</text:p>
              </table:table-cell>
              <table:table-cell office:value-type="float" office:value="0.604757">
                <text:p>0.604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0522">
                <text:p>1.50522</text:p>
              </table:table-cell>
              <table:table-cell office:value-type="float" office:value="0.391165">
                <text:p>0.391165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2455">
                <text:p>1.52455</text:p>
              </table:table-cell>
              <table:table-cell office:value-type="float" office:value="0.376991">
                <text:p>0.376991</text:p>
              </table:table-cell>
              <table:table-cell office:value-type="float" office:value="-0.596903">
                <text:p>-0.59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4239">
                <text:p>1.54239</text:p>
              </table:table-cell>
              <table:table-cell office:value-type="float" office:value="0.331082">
                <text:p>0.331082</text:p>
              </table:table-cell>
              <table:table-cell office:value-type="float" office:value="-1.24191">
                <text:p>-1.2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5712">
                <text:p>1.55712</text:p>
              </table:table-cell>
              <table:table-cell office:value-type="float" office:value="0.252702">
                <text:p>0.252702</text:p>
              </table:table-cell>
              <table:table-cell office:value-type="float" office:value="-1.89281">
                <text:p>-1.8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6712">
                <text:p>1.56712</text:p>
              </table:table-cell>
              <table:table-cell office:value-type="float" office:value="0.141998">
                <text:p>0.141998</text:p>
              </table:table-cell>
              <table:table-cell office:value-type="float" office:value="-2.53193">
                <text:p>-2.53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.000000000000682121">
                <text:p>0.000000000000682121</text:p>
              </table:table-cell>
              <table:table-cell office:value-type="float" office:value="-3.14159">
                <text:p>-3.14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56663">
                <text:p>1.56663</text:p>
              </table:table-cell>
              <table:table-cell office:value-type="float" office:value="-0.171376">
                <text:p>-0.171376</text:p>
              </table:table-cell>
              <table:table-cell office:value-type="float" office:value="-3.70413">
                <text:p>-3.70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55322">
                <text:p>1.55322</text:p>
              </table:table-cell>
              <table:table-cell office:value-type="float" office:value="-0.369333">
                <text:p>-0.369333</text:p>
              </table:table-cell>
              <table:table-cell office:value-type="float" office:value="-4.20188">
                <text:p>-4.2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52931">
                <text:p>1.52931</text:p>
              </table:table-cell>
              <table:table-cell office:value-type="float" office:value="-0.59019">
                <text:p>-0.59019</text:p>
              </table:table-cell>
              <table:table-cell office:value-type="float" office:value="-4.61716">
                <text:p>-4.6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49389">
                <text:p>1.49389</text:p>
              </table:table-cell>
              <table:table-cell office:value-type="float" office:value="-0.82938">
                <text:p>-0.82938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44616">
                <text:p>1.44616</text:p>
              </table:table-cell>
              <table:table-cell office:value-type="float" office:value="-1.08146">
                <text:p>-1.08146</text:p>
              </table:table-cell>
              <table:table-cell office:value-type="float" office:value="-5.12963">
                <text:p>-5.12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38563">
                <text:p>1.38563</text:p>
              </table:table-cell>
              <table:table-cell office:value-type="float" office:value="-1.34009">
                <text:p>-1.34009</text:p>
              </table:table-cell>
              <table:table-cell office:value-type="float" office:value="-5.19148">
                <text:p>-5.1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31216">
                <text:p>1.31216</text:p>
              </table:table-cell>
              <table:table-cell office:value-type="float" office:value="-1.59805">
                <text:p>-1.59805</text:p>
              </table:table-cell>
              <table:table-cell office:value-type="float" office:value="-5.10018">
                <text:p>-5.10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2598">
                <text:p>1.22598</text:p>
              </table:table-cell>
              <table:table-cell office:value-type="float" office:value="-1.84726">
                <text:p>-1.84726</text:p>
              </table:table-cell>
              <table:table-cell office:value-type="float" office:value="-4.83805">
                <text:p>-4.83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12773">
                <text:p>1.12773</text:p>
              </table:table-cell>
              <table:table-cell office:value-type="float" office:value="-2.07872">
                <text:p>-2.07872</text:p>
              </table:table-cell>
              <table:table-cell office:value-type="float" office:value="-4.38743">
                <text:p>-4.3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01856">
                <text:p>1.01856</text:p>
              </table:table-cell>
              <table:table-cell office:value-type="float" office:value="-2.28256">
                <text:p>-2.28256</text:p>
              </table:table-cell>
              <table:table-cell office:value-type="float" office:value="-3.73064">
                <text:p>-3.7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900115">
                <text:p>0.900115</text:p>
              </table:table-cell>
              <table:table-cell office:value-type="float" office:value="-2.44805">
                <text:p>-2.44805</text:p>
              </table:table-cell>
              <table:table-cell office:value-type="float" office:value="-2.85001">
                <text:p>-2.8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74591">
                <text:p>0.774591</text:p>
              </table:table-cell>
              <table:table-cell office:value-type="float" office:value="-2.56354">
                <text:p>-2.56354</text:p>
              </table:table-cell>
              <table:table-cell office:value-type="float" office:value="-1.72788">
                <text:p>-1.72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644802">
                <text:p>0.644802</text:p>
              </table:table-cell>
              <table:table-cell office:value-type="float" office:value="-2.61652">
                <text:p>-2.61652</text:p>
              </table:table-cell>
              <table:table-cell office:value-type="float" office:value="-0.346557">
                <text:p>-0.34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14204">
                <text:p>0.514204</text:p>
              </table:table-cell>
              <table:table-cell office:value-type="float" office:value="-2.59358">
                <text:p>-2.59358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386947">
                <text:p>0.386947</text:p>
              </table:table-cell>
              <table:table-cell office:value-type="float" office:value="-2.48045">
                <text:p>-2.48045</text:p>
              </table:table-cell>
              <table:table-cell office:value-type="float" office:value="3.26431">
                <text:p>3.26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267915">
                <text:p>0.267915</text:p>
              </table:table-cell>
              <table:table-cell office:value-type="float" office:value="-2.26195">
                <text:p>-2.26195</text:p>
              </table:table-cell>
              <table:table-cell office:value-type="float" office:value="5.5292">
                <text:p>5.5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162775">
                <text:p>0.162775</text:p>
              </table:table-cell>
              <table:table-cell office:value-type="float" office:value="-1.92203">
                <text:p>-1.92203</text:p>
              </table:table-cell>
              <table:table-cell office:value-type="float" office:value="8.12396">
                <text:p>8.1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0780175">
                <text:p>0.0780175</text:p>
              </table:table-cell>
              <table:table-cell office:value-type="float" office:value="-1.44376">
                <text:p>-1.44376</text:p>
              </table:table-cell>
              <table:table-cell office:value-type="float" office:value="11.0663">
                <text:p>11.0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0210017">
                <text:p>0.0210017</text:p>
              </table:table-cell>
              <table:table-cell office:value-type="float" office:value="-0.809316">
                <text:p>-0.809316</text:p>
              </table:table-cell>
              <table:table-cell office:value-type="float" office:value="14.3738">
                <text:p>14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0227374">
                <text:p>0.00000000000227374</text:p>
              </table:table-cell>
              <table:table-cell office:value-type="float" office:value="-0.00000000000136424">
                <text:p>-0.00000000000136424</text:p>
              </table:table-cell>
              <table:table-cell office:value-type="float" office:value="18.0642">
                <text:p>18.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7cm" chart:style-name="ch2">
          <text:p>Tool_Position_RZ</text:p>
        </chart:title>
        <chart:plot-area chart:style-name="ch3" table:cell-range-address="Sheet1.A1:Sheet1.A181 Sheet1.H1:Sheet1.H181" svg:x="1.331cm" svg:y="1.275cm" svg:width="14.349cm" svg:height="6.564cm">
          <chart:coordinate-region svg:x="2.058cm" svg:y="1.474cm" svg:width="13.435cm" svg:height="5.718cm"/>
          <chart:axis chart:dimension="x" chart:name="primary-x" chart:style-name="ch4">
            <chart:title svg:x="7.985cm" svg:y="8.019cm" chart:style-name="ch5">
              <text:p>time[s]</text:p>
            </chart:title>
            <chart:grid chart:style-name="ch6" chart:class="major"/>
          </chart:axis>
          <chart:axis chart:dimension="y" chart:name="primary-y" chart:style-name="ch7">
            <chart:title svg:x="0.451cm" svg:y="5.659cm" chart:style-name="ch8">
              <text:p>position_rz [m]</text:p>
            </chart:title>
            <chart:grid chart:style-name="ch6" chart:class="major"/>
          </chart:axis>
          <chart:series chart:style-name="ch9" chart:values-cell-range-address="Sheet1.H1:Sheet1.H181" chart:class="chart:scatter">
            <chart:domain table:cell-range-address="Sheet1.A1:Sheet1.A181"/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H1:Sheet1.H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56473">
                <text:p>1.56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54948">
                <text:p>1.54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52898">
                <text:p>1.52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50646">
                <text:p>1.50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8451">
                <text:p>1.48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46516">
                <text:p>1.46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44986">
                <text:p>1.44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4396">
                <text:p>1.4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43488">
                <text:p>1.43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43581">
                <text:p>1.43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4421">
                <text:p>1.4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45318">
                <text:p>1.45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46816">
                <text:p>1.46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48594">
                <text:p>1.48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0522">
                <text:p>1.50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2455">
                <text:p>1.52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4239">
                <text:p>1.54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5712">
                <text:p>1.55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6712">
                <text:p>1.56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56663">
                <text:p>1.566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55322">
                <text:p>1.55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52931">
                <text:p>1.52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49389">
                <text:p>1.49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44616">
                <text:p>1.44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38563">
                <text:p>1.38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31216">
                <text:p>1.31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2598">
                <text:p>1.225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12773">
                <text:p>1.12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01856">
                <text:p>1.0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900115">
                <text:p>0.900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74591">
                <text:p>0.774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644802">
                <text:p>0.644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14204">
                <text:p>0.514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386947">
                <text:p>0.386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267915">
                <text:p>0.267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162775">
                <text:p>0.162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0780175">
                <text:p>0.0780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0210017">
                <text:p>0.0210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0227374">
                <text:p>0.00000000000227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Tool_Velocity_RZ</text:p>
        </chart:title>
        <chart:plot-area chart:style-name="ch3" table:cell-range-address="Sheet1.A1:Sheet1.A181 Sheet1.I1:Sheet1.I181" svg:x="1.331cm" svg:y="1.275cm" svg:width="14.349cm" svg:height="6.564cm">
          <chart:coordinate-region svg:x="1.873cm" svg:y="1.474cm" svg:width="13.62cm" svg:height="6.166cm"/>
          <chart:axis chart:dimension="x" chart:name="primary-x" chart:style-name="ch4">
            <chart:title svg:x="7.985cm" svg:y="8.019cm" chart:style-name="ch5">
              <text:p>time[s]</text:p>
            </chart:title>
          </chart:axis>
          <chart:axis chart:dimension="y" chart:name="primary-y" chart:style-name="ch6">
            <chart:title svg:x="0.451cm" svg:y="5.752cm" chart:style-name="ch7">
              <text:p>velocity_rz [m/s]</text:p>
            </chart:title>
            <chart:grid chart:style-name="ch8" chart:class="major"/>
          </chart:axis>
          <chart:series chart:style-name="ch9" chart:values-cell-range-address="Sheet1.I1:Sheet1.I181" chart:class="chart:scatter">
            <chart:domain table:cell-range-address="Sheet1.A1:Sheet1.A181"/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I1:Sheet1.I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447677">
                <text:p>0.44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84823">
                <text:p>0.84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.50796">
                <text:p>1.50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.76715">
                <text:p>1.76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.9792">
                <text:p>1.9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.14414">
                <text:p>2.14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.26195">
                <text:p>2.26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.33263">
                <text:p>2.33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.35619">
                <text:p>2.35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.33263">
                <text:p>2.33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.26195">
                <text:p>2.2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.14414">
                <text:p>2.14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9792">
                <text:p>1.9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76715">
                <text:p>1.76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50796">
                <text:p>1.50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84823">
                <text:p>0.84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447677">
                <text:p>0.447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0.227336">
                <text:p>-0.227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0.369333">
                <text:p>-0.369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0.439983">
                <text:p>-0.43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-0.452389">
                <text:p>-0.452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-0.418777">
                <text:p>-0.418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-0.350484">
                <text:p>-0.350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-0.257966">
                <text:p>-0.257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-0.150796">
                <text:p>-0.150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-0.0376623">
                <text:p>-0.03766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736311">
                <text:p>0.0736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176162">
                <text:p>0.176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63894">
                <text:p>0.263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331671">
                <text:p>0.331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375224">
                <text:p>0.375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391165">
                <text:p>0.391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376991">
                <text:p>0.376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331082">
                <text:p>0.331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252702">
                <text:p>0.252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141998">
                <text:p>0.141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00000000000682121">
                <text:p>0.000000000000682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-0.171376">
                <text:p>-0.17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-0.369333">
                <text:p>-0.369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-0.59019">
                <text:p>-0.59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-0.82938">
                <text:p>-0.82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-1.08146">
                <text:p>-1.08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-1.34009">
                <text:p>-1.34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-1.59805">
                <text:p>-1.59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-1.84726">
                <text:p>-1.84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-2.07872">
                <text:p>-2.07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-2.28256">
                <text:p>-2.28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-2.44805">
                <text:p>-2.44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-2.56354">
                <text:p>-2.56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-2.61652">
                <text:p>-2.61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-2.59358">
                <text:p>-2.59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-2.48045">
                <text:p>-2.48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-2.26195">
                <text:p>-2.26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-1.92203">
                <text:p>-1.92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-1.44376">
                <text:p>-1.44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-0.809316">
                <text:p>-0.8093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00000000000136424">
                <text:p>-0.00000000000136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Tool_Acceleration_RZ</text:p>
        </chart:title>
        <chart:plot-area chart:style-name="ch3" table:cell-range-address="Sheet1.A1:Sheet1.A181 Sheet1.J1:Sheet1.J181" svg:x="1.331cm" svg:y="1.275cm" svg:width="14.349cm" svg:height="6.564cm">
          <chart:coordinate-region svg:x="2.058cm" svg:y="1.475cm" svg:width="13.435cm" svg:height="6.165cm"/>
          <chart:axis chart:dimension="x" chart:name="primary-x" chart:style-name="ch4">
            <chart:title svg:x="7.985cm" svg:y="8.019cm" chart:style-name="ch5">
              <text:p>time[s]</text:p>
            </chart:title>
          </chart:axis>
          <chart:axis chart:dimension="y" chart:name="primary-y" chart:style-name="ch6">
            <chart:title svg:x="0.451cm" svg:y="6.268cm" chart:style-name="ch7">
              <text:p>acceleration_rz [m/s^2]</text:p>
            </chart:title>
            <chart:grid chart:style-name="ch8" chart:class="major"/>
          </chart:axis>
          <chart:series chart:style-name="ch9" chart:values-cell-range-address="Sheet1.J1:Sheet1.J181" chart:class="chart:scatter">
            <chart:domain table:cell-range-address="Sheet1.A1:Sheet1.A181"/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J1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8.4823">
                <text:p>8.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7.53982">
                <text:p>7.5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6.59734">
                <text:p>6.5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5.65487">
                <text:p>5.65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4.71239">
                <text:p>4.71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3.76991">
                <text:p>3.76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.82743">
                <text:p>2.82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.88496">
                <text:p>1.8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942478">
                <text:p>0.94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-0.0000000000000142109">
                <text:p>-0.0000000000000142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-0.942478">
                <text:p>-0.942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1.88496">
                <text:p>-1.8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2.82743">
                <text:p>-2.8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-3.76991">
                <text:p>-3.7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-4.71239">
                <text:p>-4.7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-5.65487">
                <text:p>-5.6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-6.59734">
                <text:p>-6.59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-7.53982">
                <text:p>-7.5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-8.4823">
                <text:p>-8.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3.64523">
                <text:p>-3.6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2.08131">
                <text:p>-2.08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0.788343">
                <text:p>-0.788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251327">
                <text:p>0.251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2.02731">
                <text:p>2.02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2.23053">
                <text:p>2.2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2.26882">
                <text:p>2.26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2.15985">
                <text:p>2.1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92128">
                <text:p>1.92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604757">
                <text:p>0.604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-0.596903">
                <text:p>-0.59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-1.24191">
                <text:p>-1.2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-1.89281">
                <text:p>-1.8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-2.53193">
                <text:p>-2.53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3.14159">
                <text:p>-3.14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-3.70413">
                <text:p>-3.70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-4.20188">
                <text:p>-4.2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-4.61716">
                <text:p>-4.6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-5.12963">
                <text:p>-5.12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-5.19148">
                <text:p>-5.1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-5.10018">
                <text:p>-5.10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-4.83805">
                <text:p>-4.83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-4.38743">
                <text:p>-4.3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-3.73064">
                <text:p>-3.7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-2.85001">
                <text:p>-2.8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-1.72788">
                <text:p>-1.72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-0.346557">
                <text:p>-0.34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3.26431">
                <text:p>3.26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5.5292">
                <text:p>5.5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8.12396">
                <text:p>8.1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1.0663">
                <text:p>11.0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14.3738">
                <text:p>14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8.0642">
                <text:p>18.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